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top" draw:auto-grow-height="false" fo:min-height="6.35cm" fo:min-width="11.4cm"/>
    </style:style>
    <style:style style:name="gr2" style:family="graphic" style:parent-style-name="standard">
      <style:graphic-properties draw:stroke="none" draw:fill-color="#a9c2c6" draw:textarea-horizontal-align="justify" draw:textarea-vertical-align="middle" draw:auto-grow-height="false" fo:min-height="1.45cm" fo:min-width="7.2cm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top" draw:auto-grow-height="false" fo:min-height="2.25cm" fo:min-width="11.4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loext:graphic-properties draw:fill-color="#ffffff"/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a9c2c6"/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-color="#a9c2c6"/>
      <style:paragraph-properties fo:text-align="center"/>
      <style:text-properties fo:color="#ffffff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6.6cm" svg:x="2.1cm" svg:y="4.1cm"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cm" svg:height="1.7cm" svg:x="5.8cm" svg:y="8.6cm">
          <text:p text:style-name="P2"><text:span text:style-name="T1">Layer 1</text:span></text:p>
          <text:p text:style-name="P2"><text:span text:style-name="T2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cm" svg:height="1.7cm" svg:x="5.8cm" svg:y="6.6cm">
          <text:p text:style-name="P2"><text:span text:style-name="T1">Layer 2</text:span></text:p>
          <text:p text:style-name="P2"><text:span text:style-name="T2">Web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cm" svg:height="1.7cm" svg:x="5.8cm" svg:y="4.6cm">
          <text:p text:style-name="P2"><text:span text:style-name="T1">Layer 3</text:span></text:p>
          <text:p text:style-name="P2"><text:span text:style-name="T2">Business 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9cm" svg:height="2.5cm" svg:x="2.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7cm" svg:height="1.7cm" svg:x="5.8cm" svg:y="1.8cm">
          <text:p text:style-name="P4"><text:span text:style-name="T3">All writes and deletes</text:span></text:p>
          <text:p text:style-name="P4"><text:span text:style-name="T3">go in this layer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9cm" svg:height="2.384cm" svg:x="2.4cm" svg:y="6.216cm">
          <draw:text-box>
            <text:p text:style-name="P6"><text:span text:style-name="T4">Image</text:span></text:p>
            <text:p text:style-name="P6"><text:span text:style-name="T4">Layers</text:span></text:p>
            <text:p text:style-name="P6"><text:span text:style-name="T5">(RO)</text:span></text:p>
          </draw:text-box>
        </draw:frame>
        <draw:frame draw:style-name="gr5" draw:text-style-name="P7" draw:layer="layout" svg:width="3.5cm" svg:height="3.095cm" svg:x="2.2cm" svg:y="1.5cm">
          <draw:text-box>
            <text:p text:style-name="P6"><text:span text:style-name="T4">Container</text:span></text:p>
            <text:p text:style-name="P6"><text:span text:style-name="T4">Layers</text:span></text:p>
            <text:p text:style-name="P6"><text:span text:style-name="T5">(RW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20:43:52.119785793</meta:creation-date>
    <dc:date>2016-12-07T21:03:38.339030744</dc:date>
    <meta:editing-duration>PT8M2S</meta:editing-duration>
    <meta:editing-cycles>1</meta:editing-cycles>
    <meta:document-statistic meta:object-count="8"/>
    <meta:generator>LibreOffice/5.1.4.2$Linux_X86_64 LibreOffice_project/10m0$Build-2</meta:generator>
  </office:meta>
</office:document-meta>
</file>